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style:font-name="Times New Roman" fo:font-style="italic" fo:font-weight="bold" officeooo:paragraph-rsid="00112112" style:font-style-asian="italic" style:font-weight-asian="bold" style:font-style-complex="italic" style:font-weight-complex="bold"/>
    </style:style>
    <style:style style:name="P4" style:family="paragraph" style:parent-style-name="Standard">
      <style:text-properties style:font-name="Times New Roman" fo:font-weight="bold" officeooo:paragraph-rsid="00112112" style:font-weight-asian="bold" style:font-weight-complex="bold"/>
    </style:style>
    <style:style style:name="P5" style:family="paragraph" style:parent-style-name="Standard">
      <style:text-properties style:font-name="Times New Roman" officeooo:paragraph-rsid="00112112"/>
    </style:style>
    <style:style style:name="P6" style:family="paragraph" style:parent-style-name="Standard">
      <style:paragraph-properties fo:break-before="page"/>
      <style:text-properties officeooo:paragraph-rsid="00112112"/>
    </style:style>
    <style:style style:name="P7" style:family="paragraph" style:parent-style-name="Standard">
      <style:text-properties style:font-name="Times New Roman" fo:font-weight="bold" officeooo:paragraph-rsid="0011211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o</text:p>
      <text:p text:style-name="Standard"/>
      <text:p text:style-name="Standard">O projeto do software é uma ferramenta muito importante para o programador. Antes de iniciar a programação devemos fazer um levantamento das necessidades do software, do que já existe e de onde podemos partir, dos objetivos e das perspectivas futuras para o software.</text:p>
      <text:p text:style-name="Standard"/>
      <text:p text:style-name="P1">Simplificando as coisas um projeto divide-se em 4 fases: </text:p>
      <text:p text:style-name="Standard">- Levantamento de requisitos </text:p>
      <text:p text:style-name="Standard">- Implementação </text:p>
      <text:p text:style-name="Standard">- Testes </text:p>
      <text:p text:style-name="Standard">- Homologação </text:p>
      <text:p text:style-name="Standard"/>
      <text:p text:style-name="Standard">Ao final deverão ser produzidos dois manuais, um para os administradores e outro para os usuários. </text:p>
      <text:p text:style-name="Standard"/>
      <text:p text:style-name="Standard">- Levantamento de requisitos - São todas as atividades realizadas para identificar, analisar, especificar e definir as necessidades de negócio que um aplicativo deve prover para solução do problema levantado. Requisitos que não refletem as reais necessidades dos usuários, incompletos e/ou inconsistentes, mudanças em requisitos que já foram previamente acordados e a dificuldade para se chegar a um acordo entre profissionais de T.I. e usuários são os maiores problemas enfrentados no grupo de atividades de especificação de requisitos. </text:p>
      <text:p text:style-name="Standard">(<text:a xlink:type="simple" xlink:href="http://www.linhadecodigo.com.br/artigo/1685/A-importância-do-levantamento-de-requisitos-no-sucesso-dos-projetos-de-software.aspx" text:style-name="Internet_20_link" text:visited-style-name="Visited_20_Internet_20_Link">http://www.linhadecodigo.com.br/artigo/1685/A-import%C3%A2ncia-do-levantamento-de-requisitos-no-sucesso-dos-projetos-de-software.aspx</text:a>) </text:p>
      <text:p text:style-name="Standard"/>
      <text:p text:style-name="Standard">É o levantamento de dados junto ao cliente, colhendo tudo que for possível sobre o site ou aplicativo. </text:p>
      <text:p text:style-name="Standard"/>
      <text:p text:style-name="P1">Levantamento de Requisitos: Entendendo o cliente </text:p>
      <text:p text:style-name="Standard">Muitas vezes nos vemos de frente com um cliente que não sabe exatamente do que precisa, ou que não consegue transmitir esta informação de maneira clara. Resultado: Você gasta horas e horas em uma reunião de levantamento de requisitos (ou briefing para os publicitários) e não consegue extrair informações relevantes para o desenvolvimento do projeto. </text:p>
      <text:p text:style-name="Standard"/>
      <text:p text:style-name="Standard">É comum, principalmente na área de TI, colocarmos a culpa sempre nos clientes (ou usuários), mas, na verdade, existem técnicas mais ou menos adequadas para ultrapassar esta barreira e captar estas informações, mesmo em clientes mais "problemáticos", ou em casos que muitas pessoas sejam influenciadoras ou influenciadas pelo projeto. Conheça um pouco sobre estas técnicas: </text:p>
      <text:p text:style-name="Standard"/>
      <text:p text:style-name="P1">Entrevista </text:p>
      <text:p text:style-name="Standard"/>
      <text:p text:style-name="Standard">A entrevista deve ser feita, preferencialmente, com usuários mais comunicativos e com bom conhecimento do processo. Evite entrevistas com longas horas de duração, o entrevistado pode se desmotivar, causando queda de produtivadade do levantamento de requisito. Sempre planeje sua entrevista e anote tudo. </text:p>
      <text:p text:style-name="Standard"/>
      <text:p text:style-name="P1">Brainstorming </text:p>
      <text:p text:style-name="Standard"/>
      <text:p text:style-name="Standard">Muito útil quando existem diversos interessados no projeto. É dividido em duas etapas. Na primeira, anota-se todas as idéias que surgirem, sem que sejam questionadas. Neste momento o que importa mais é a quantidade, não deixe de anotar nada. Na segunda etapa, debate-se com o grupo para ir refinando as idéias apresentadas anteriormente. Deixe as regras bem claras, e defina uma pessoa (facilitador) para "comandar" a reunião, para garantir que as regras sejam respeitadas. </text:p>
      <text:p text:style-name="Standard">No Brainstorming, você não precisa de usuários comunicativos, utilizando anotações anônimas para <text:soft-page-break/>a divulgação das idéias, você atrai até os mais tímidos para a participação da tarefa. Aqui você pode, também, identificar as pessoas mais participativas e agendar entrevistas. </text:p>
      <text:p text:style-name="Standard"/>
      <text:p text:style-name="P1">Role playing </text:p>
      <text:p text:style-name="Standard"/>
      <text:p text:style-name="Standard">Esta técnica consiste em observar o usuario executando determinada tarefa, no dia-a-dia do seu trabalho, ou, até mesmo, você fazendo o trabalho deste usuário, para identificar suas dificuldades e necessitades, sentindo na pele como é realizar a tarefa. Muito útil quando o usuário não consegue identificar ou transmitir as informações necessárias para a identificação dos requisitos. </text:p>
      <text:p text:style-name="Standard"/>
      <text:p text:style-name="Standard"><text:a xlink:type="simple" xlink:href="http://www.newtonwagner.net/entendendo-o-que-o-cliente-quer/" text:style-name="Internet_20_link" text:visited-style-name="Visited_20_Internet_20_Link">http://www.newtonwagner.net/entendendo-o-que-o-cliente-quer/</text:a> </text:p>
      <text:p text:style-name="Standard"/>
      <text:p text:style-name="Standard">A engenharia de requisitos (no contexto da engenharia de software) é um processo que engloba todas as atividades que contribuem para a produção de um documento de requisitos e sua manutenção ao longo do tempo. </text:p>
      <text:p text:style-name="Standard"/>
      <text:p text:style-name="Standard">Este processo deve ser precedido de estudos de viabilidade que, a partir das restrições do projeto, determinam se este é ou não viável e se deve prosseguir para a identificação dos requisitos. </text:p>
      <text:p text:style-name="Standard"/>
      <text:p text:style-name="Standard"><text:span text:style-name="T1">O processo de engenharia de requisitos é composto por quatro atividades de alto nível</text:span> (Soares, 2005): </text:p>
      <text:p text:style-name="Standard"/>
      <text:p text:style-name="Standard"><text:s text:c="3"/>1. Identificação. </text:p>
      <text:p text:style-name="Standard"><text:s text:c="3"/>2. Análise e negociação. </text:p>
      <text:p text:style-name="Standard"><text:s text:c="3"/>3. Especificação e documentação. </text:p>
      <text:p text:style-name="Standard"><text:s text:c="3"/>4. Validação. </text:p>
      <text:p text:style-name="Standard"/>
      <text:p text:style-name="Standard">Uma outra atividade que se pode considerar que faz também parte deste processo, se incluirmos a fase posterior à produção do documento (isto é, a sua "manutenção"), é a gestão dos requisitos (change management, sendo que as alterações podem ser causadas pelos mais diversos fatores desde inovações tecnológicas a mudanças na natureza do negócio (e consequentemente nos requisitos), entre outras). </text:p>
      <text:p text:style-name="Standard">Origem e mais detalhes: <text:a xlink:type="simple" xlink:href="http://pt.wikipedia.org/wiki/Engenharia_de_requisitos" text:style-name="Internet_20_link" text:visited-style-name="Visited_20_Internet_20_Link">http://pt.wikipedia.org/wiki/Engenharia_de_requisitos</text:a> </text:p>
      <text:p text:style-name="Standard"/>
      <text:p text:style-name="P1">Atividades: </text:p>
      <text:p text:style-name="Standard">Entrevista com funcionários </text:p>
      <text:p text:style-name="Standard">Análise de Documentos </text:p>
      <text:p text:style-name="Standard">Resumo do funcionamento do sistema </text:p>
      <text:p text:style-name="Standard">Revisão de requisitos </text:p>
      <text:p text:style-name="Standard">Análise da viabilidade </text:p>
      <text:p text:style-name="Standard">Detalhamento do escopo </text:p>
      <text:p text:style-name="Standard">Desenvolvimento do cronograma </text:p>
      <text:p text:style-name="Standard">Aceitação da proposta </text:p>
      <text:p text:style-name="Standard"/>
      <text:p text:style-name="Standard">Em grandes empresas e grandes projetos, o projeto fica a cargo de vários funcionários: analista de sistemas, <text:s/>técnico de informática, analista de negócios, gerente de projeto, etc. Em pequenas empresas e para programadores freelancers que trabalham sozinho, tudo isso é feito apenas por uma pessoa, mas mesmo assim é importante realizar pelo menos um resumo das atividades de projeto para evitar ficar reinventando a roda, ou seja, refazendo o projeto pelo fato de ter esquecido uma fase importante e precisar desfazer tudo que fez para adicionar a atividade que faltou. </text:p>
      <text:p text:style-name="Standard"/>
      <text:p text:style-name="Standard"/>
      <text:p text:style-name="P1"><text:soft-page-break/>Resumidamente: </text:p>
      <text:p text:style-name="Standard"/>
      <text:p text:style-name="P2">Dados do Cliente </text:p>
      <text:p text:style-name="Standard">Nome do cliente/empresa </text:p>
      <text:p text:style-name="Standard">Endereço e telefones </text:p>
      <text:p text:style-name="Standard">Nome do contato, e-mail e telefone </text:p>
      <text:p text:style-name="Standard">Ramo de atividade </text:p>
      <text:p text:style-name="Standard"/>
      <text:p text:style-name="P2">Dados do Template </text:p>
      <text:p text:style-name="Standard">Logomarca </text:p>
      <text:p text:style-name="Standard">Imagens </text:p>
      <text:p text:style-name="Standard">Cores/tema </text:p>
      <text:p text:style-name="Standard">Fontes e tamanhos </text:p>
      <text:p text:style-name="Standard"/>
      <text:p text:style-name="P2">Prazo de entrega </text:p>
      <text:p text:style-name="Standard">Preço e condições de pagamento </text:p>
      <text:p text:style-name="Standard">Tempo de Manutenção e garantia </text:p>
      <text:p text:style-name="Standard">Detalhes sobre futuras alterações do site (após a garantia) </text:p>
      <text:p text:style-name="Standard"/>
      <text:p text:style-name="P2">Que dados existem sobre o site ou aplicativo? </text:p>
      <text:p text:style-name="Standard">Existe algum site ou aplicativo similar </text:p>
      <text:p text:style-name="Standard">O site atual se espelha em algum site? </text:p>
      <text:p text:style-name="Standard">Se aplicativo, como será o banco de dados, quais tabelas e detalhes sobre cada uma </text:p>
      <text:p text:style-name="Standard">Detalhes sobre a autenticação, em especial da seção de administração </text:p>
      <text:p text:style-name="Standard">Que relatórios e consultas são necessários? </text:p>
      <text:p text:style-name="Standard"/>
      <text:p text:style-name="Standard"/>
      <text:p text:style-name="P1">Implementação </text:p>
      <text:p text:style-name="Standard"/>
      <text:p text:style-name="Standard">Tudo deve ser documentado tando diretamente no código comentando quanto criar uma documentação técnica em arquivo separado </text:p>
      <text:p text:style-name="Standard">nomes de funções, constantes, variáveis, classes, etc devem seguir um padrão. </text:p>
      <text:p text:style-name="Standard"/>
      <text:p text:style-name="Standard">Indentação de todo o código, usando 4 espaços </text:p>
      <text:p text:style-name="Standard">Usar PHP 5.2 ou superior, evitando código ultrapassado, com funções em desuso e como os comentários com # </text:p>
      <text:p text:style-name="Standard"/>
      <text:p text:style-name="P1">Produzir diagramas: </text:p>
      <text:p text:style-name="Standard">- de scripts </text:p>
      <text:p text:style-name="Standard">- de bancos </text:p>
      <text:p text:style-name="Standard">- das telas </text:p>
      <text:p text:style-name="Standard">O site ou aplicativo deve ser o mais intuitivo possível, de forma que o usuário nunca tenha dúvida sobre o que está fazendo ou sobre o que procura </text:p>
      <text:p text:style-name="Standard"/>
      <text:p text:style-name="Standard">Manter sempre duas versões (atual e backup) do site ou aplicativo para evitar problemas com exclusão acidental. </text:p>
      <text:p text:style-name="Standard"/>
      <text:p text:style-name="Standard">Segurança e detalhes: </text:p>
      <text:p text:style-name="Standard">- Exigir senhas fortes para sites </text:p>
      <text:p text:style-name="Standard"/>
      <text:p text:style-name="P6">Projeto do site</text:p>
      <text:p text:style-name="P5"/>
      <text:p text:style-name="P5">Antes de começar a criação de um site é muito importante elaborar um projeto para o mesmo. Quanto mais importante for o site mais elaborado deve ser o projeto.</text:p>
      <text:p text:style-name="P5">Liste tudo que deseja no site, todas as particularidades, o tipo de visitante que deseja, sua audiência e como pretende atender.</text:p>
      <text:p text:style-name="P5">- Identifique claramente os usos que terão o site. <text:line-break/>- Porque precisa do site<text:line-break/>- O que oferecerá no site para os visitantes<text:line-break/>- Que tipo de ação espera dos visitantes <text:line-break/>- Que ação enviará de volta para os visitantes, como resposta<text:line-break/>- Planeje com cautela a contratação do domínio e da hospedagem <text:line-break/>- Critério importante para essa contratação: nunca contratar apenas pelo menos preço. <text:line-break/>- Escolher bem um nome para o domínio, que represente a contento a empresa .<text:line-break/>- Prefira que ambos os serviços estejam numa mesma empresa, para facilitar a administração e o pagamento <text:line-break/>- Que extensões de terceiros usará (frees e/ou comerciais):templates, componentes, módulos, plugins e idiomas.</text:p>
      <text:p text:style-name="P5"/>
      <text:p text:style-name="P5">Ao final elabore um contrato para que seja assinado pelo cliente (veja o modelo no CD).</text:p>
      <text:p text:style-name="P5"/>
      <text:p text:style-name="P5"><text:span text:style-name="T2">Logomarca</text:span> - que seja elegante e bem representativa da empresa </text:p>
      <text:p text:style-name="P5"/>
      <text:p text:style-name="P5"><text:span text:style-name="T2">Acessibilidade</text:span> e seus cuidados: URLs amigáveis , cuidado com títulos , conteúdo bem representativo do site e coerente , palavras chaves do conteúdo em cada artigo, usar texto alternativo em imagens e animações do flash. </text:p>
      <text:p text:style-name="P5">Cuidado especial com backup, atualizações e segurança.</text:p>
      <text:p text:style-name="P5"/>
      <text:p text:style-name="P3">Características de um bom domínio: </text:p>
      <text:p text:style-name="P5"/>
      <text:p text:style-name="P5">- Curto </text:p>
      <text:p text:style-name="P5">- Simples </text:p>
      <text:p text:style-name="P5">- Fácil de memorizar e de digitar </text:p>
      <text:p text:style-name="P5">- Sem acentos ou símbolos que compliquem </text:p>
      <text:p text:style-name="P5">- Tenha relação com o serviço ou produto do site</text:p>
      <text:p text:style-name="P5"/>
      <text:p text:style-name="P4">Site Local de Testes</text:p>
      <text:p text:style-name="P5"/>
      <text:p text:style-name="P5">É muito importante ter uma cópia atualizada do site para testes (pode ser local ou mesmo no servidor). Para que antes de instalar uma extensão sempre instalemos primeiro no site de <text:s/>testes, façamos bons testes e somente então instalemos no site em produção. Pode acontecer de uma extensão ter problema e até derrubar o site, portanto tenha cuidado.</text:p>
      <text:p text:style-name="P5"/>
      <text:p text:style-name="P4">Algumas Referências Úteis sobre Projeto de Sites</text:p>
      <text:p text:style-name="P5"/>
      <text:p text:style-name="P3">Verificações antes de lançar o Site</text:p>
      <text:p text:style-name="P5"><text:a xlink:type="simple" xlink:href="http://cursodephp.ribafs.org/projeto/9-verificacoes-antes-de-lancar-o-site" text:style-name="Internet_20_link" text:visited-style-name="Visited_20_Internet_20_Link"><text:span text:style-name="T3">http://cursodephp.ribafs.org/projeto/9-verificacoes-antes-de-lancar-o-site</text:span></text:a></text:p>
      <text:p text:style-name="P3">Algumas sugestões de contrato de criação de site ou aplicativo</text:p>
      <text:p text:style-name="P5"><text:a xlink:type="simple" xlink:href="http://cursodephp.ribafs.org/projeto/97-contrato-de-criacao-de-site" text:style-name="Internet_20_link" text:visited-style-name="Visited_20_Internet_20_Link">http://cursodephp.ribafs.org/projeto/97-contrato-de-criacao-de-site</text:a></text:p>
      <text:p text:style-name="P3">Roteiro simplificado para elaboração de projetos</text:p>
      <text:p text:style-name="P5"><text:a xlink:type="simple" xlink:href="http://cursodephp.ribafs.org/projeto/139-roteiro-para-um-projeto" text:style-name="Internet_20_link" text:visited-style-name="Visited_20_Internet_20_Link">http://cursodephp.ribafs.org/projeto/139-roteiro-para-um-projeto</text:a></text:p>
      <text:p text:style-name="P3">Como elaborar um projeto de WebSite</text:p>
      <text:p text:style-name="P5"><text:soft-page-break/><text:a xlink:type="simple" xlink:href="http://hajaluz.webluz.net/como-elaborar-um-projeto-de-website/" text:style-name="Internet_20_link" text:visited-style-name="Visited_20_Internet_20_Link">http://hajaluz.webluz.net/como-elaborar-um-projeto-de-website/</text:a></text:p>
      <text:p text:style-name="P3">Melhores práticas para um site mais rápido</text:p>
      <text:p text:style-name="P5"><text:a xlink:type="simple" xlink:href="http://www.vivaolinux.com.br/dicas/impressora.php?codigo=12232" text:style-name="Internet_20_link" text:visited-style-name="Visited_20_Internet_20_Link">http://www.vivaolinux.com.br/dicas/impressora.php?codigo=12232</text:a></text:p>
      <text:p text:style-name="P3">O Conteúdo é Importante </text:p>
      <text:p text:style-name="P5"><text:a xlink:type="simple" xlink:href="http://joomlacalango.com/18-comunidade/opiniao/17-conteudo-e-importante" text:style-name="Internet_20_link" text:visited-style-name="Visited_20_Internet_20_Link">http://joomlacalango.com/18-comunidade/opiniao/17-conteudo-e-importante</text:a> </text:p>
      <text:p text:style-name="P5"/>
      <text:p text:style-name="P4">Pequeno Projeto para o Site de Exemplo</text:p>
      <text:p text:style-name="P5"/>
      <text:p text:style-name="P5">Um pequeno roteiro para o site que iremos criar durante o curso:</text:p>
      <text:p text:style-name="P5"/>
      <text:p text:style-name="P5">Nome do site – Curso de Joomla do SIGMA</text:p>
      <text:p text:style-name="P5">CMS usado – Joomla na versão 2.5.4</text:p>
      <text:p text:style-name="P5">Pasta do site – portal (c:\xampp\htdocs\portal no Windows)</text:p>
      <text:p text:style-name="P5">Nome do banco – portal</text:p>
      <text:p text:style-name="P5">Template a ser usado – All Rounder</text:p>
      <text:p text:style-name="P5">Idioma - Português do Brasil</text:p>
      <text:p text:style-name="P5">Suporte a URLs amigáveis</text:p>
      <text:p text:style-name="P5">Com Busca inteligente, Novidades e Populares</text:p>
      <text:p text:style-name="P5">Usando Categorias e sub-categorias para organizar o conteúdo</text:p>
      <text:p text:style-name="P5">Cuidado com segurança, atualizações e backup</text:p>
      <text:p text:style-name="P5">Cautela na instalação de extensões de terceiros</text:p>
      <text:p text:style-name="P5">Atentar para a usabilidade do site</text:p>
      <text:p text:style-name="P5"/>
      <text:p text:style-name="P3">Testes</text:p>
      <text:p text:style-name="P5">Após tudo instalado e configurado é hora de efetuar um teste rigoroso em todas as funcionalidades do site (todos os itens de menu, todos os artigos, etc).</text:p>
      <text:p text:style-name="P5">Aproveite e teste em vários navegadores e em várias versões dos mesmos.</text:p>
      <text:p text:style-name="P5"/>
      <text:p text:style-name="P3">Site de Testes</text:p>
      <text:p text:style-name="P5">Também crie uma cópia atualizada do site localmente ou no servidor para testar antes neste site de testes as extensões a serem instaladas no site em produção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bamar FS</meta:initial-creator>
    <meta:creation-date>2011-06-18T21:16:29</meta:creation-date>
    <dc:date>2016-01-30T20:07:44.105931387</dc:date>
    <meta:editing-duration>PT18M8S</meta:editing-duration>
    <meta:editing-cycles>6</meta:editing-cycles>
    <meta:generator>LibreOffice/5.0.2.2$Linux_X86_64 LibreOffice_project/00m0$Build-2</meta:generator>
    <meta:document-statistic meta:table-count="0" meta:image-count="0" meta:object-count="0" meta:page-count="5" meta:paragraph-count="123" meta:word-count="1550" meta:character-count="10454" meta:non-whitespace-character-count="8921"/>
  </office:meta>
</office:document-meta>
</file>